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018cm" svg:stroke-color="#000000" draw:marker-start-width="0.228cm" draw:marker-end-width="0.228cm" draw:fill="none" draw:fill-color="#ffffff" draw:textarea-horizontal-align="justify" draw:textarea-vertical-align="middle" draw:auto-grow-height="false" fo:min-height="10.278cm" fo:min-width="17.71cm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3" style:family="graphic" style:parent-style-name="standard">
      <style:graphic-properties svg:stroke-width="0.106cm" svg:stroke-color="#000000" draw:marker-start-width="0.359cm" draw:marker-end-width="0.359cm" draw:fill="none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6cm"/>
    </style:style>
    <style:style style:name="gr5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581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75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98cm"/>
    </style:style>
    <style:style style:name="gr8" style:family="graphic" style:parent-style-name="objectwithoutfill">
      <style:graphic-properties svg:stroke-width="0.05cm" draw:marker-start-width="0.274cm" draw:marker-end-width="0.274cm" draw:fill="none" draw:textarea-vertical-align="middle" fo:padding-top="0.149cm" fo:padding-bottom="0.149cm" fo:padding-left="0.274cm" fo:padding-right="0.274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23cm"/>
    </style:style>
    <style:style style:name="gr11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6" style:family="graphic" style:parent-style-name="standard">
      <style:graphic-properties svg:stroke-width="0.05cm" svg:stroke-color="#000000" draw:fill="none" draw:fill-color="#000000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objectwithoutfill">
      <style:graphic-properties svg:stroke-width="0.05cm" svg:stroke-color="#000000" draw:fill="none" draw:fill-color="#000000" draw:textarea-vertical-align="middle" fo:padding-top="0.15cm" fo:padding-bottom="0.15cm" fo:padding-left="0.275cm" fo:padding-right="0.275cm"/>
    </style:style>
    <style:style style:name="gr18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106cm" svg:stroke-color="#000000" draw:marker-start="" draw:marker-start-width="0.358cm" draw:marker-start-center="false" draw:marker-end="" draw:marker-end-width="0.358cm" draw:marker-end-center="false" draw:fill="none" draw:fill-color="#729fcf" draw:textarea-horizontal-align="justify" draw:textarea-vertical-align="middle" fo:padding-top="0.177cm" fo:padding-bottom="0.177cm" fo:padding-left="0.302cm" fo:padding-right="0.302cm" draw:shadow="hidden" draw:shadow-offset-x="0.2cm" draw:shadow-offset-y="0.2cm" draw:shadow-color="#808080"/>
    </style:style>
    <style:style style:name="gr20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12cm"/>
    </style:style>
    <style:style style:name="gr21" style:family="graphic" style:parent-style-name="standard">
      <style:graphic-properties svg:stroke-width="0.106cm" svg:stroke-color="#000000" draw:marker-start-width="0.284cm" draw:marker-end-width="0.284cm" draw:fill="none" draw:fill-color="#000000" draw:textarea-horizontal-align="justify" draw:textarea-vertical-align="middle" draw:auto-grow-height="false" fo:min-height="0.842cm" fo:min-width="1.949cm" fo:padding-top="0.178cm" fo:padding-bottom="0.178cm" fo:padding-left="0.303cm" fo:padding-right="0.303cm"/>
    </style:style>
    <style:style style:name="gr22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38cm"/>
    </style:style>
    <style:style style:name="gr23" style:family="graphic" style:parent-style-name="objectwithoutfill">
      <style:graphic-properties svg:stroke-width="0.05cm" svg:stroke-color="#000000" draw:marker-end="Arrow" draw:marker-end-width="0.15cm" draw:fill="none" draw:fill-color="#000000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cm" svg:stroke-color="#000000" draw:fill="none" draw:fill-color="#ffffff" fo:min-height="0.416cm" fo:padding-top="0.15cm" fo:padding-bottom="0.15cm" fo:padding-left="0.275cm" fo:padding-right="0.275cm"/>
    </style:style>
    <style:style style:name="gr25" style:family="graphic" style:parent-style-name="standard">
      <style:graphic-properties draw:stroke="none" svg:stroke-width="0.05cm" svg:stroke-color="#000000" draw:fill="none" draw:fill-color="#ffffff" fo:min-height="0.581cm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83cm"/>
    </style:style>
    <style:style style:name="gr27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34cm"/>
    </style:style>
    <style:style style:name="gr28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445cm"/>
    </style:style>
    <style:style style:name="gr29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619cm"/>
    </style:style>
    <style:style style:name="gr30" style:family="graphic" style:parent-style-name="standard">
      <style:graphic-properties svg:stroke-width="0.05cm" svg:stroke-color="#000000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1" style:family="graphic" style:parent-style-name="standard">
      <style:graphic-properties draw:stroke="none" svg:stroke-width="0.05cm" svg:stroke-color="#000000" draw:marker-start-width="0.275cm" draw:marker-end-width="0.275cm" draw:fill="none" draw:fill-color="#ffffff" fo:min-height="0.737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Helvetica Neue" fo:font-size="10pt" style:font-size-asian="10pt" style:font-size-complex="10pt"/>
    </style:style>
    <style:style style:name="P4" style:family="paragraph">
      <loext:graphic-properties draw:fill="none" draw:fill-color="#ffffff"/>
      <style:text-properties style:font-name="Helvetica Neue" fo:font-size="14pt" style:font-size-asian="10pt" style:font-size-complex="10pt"/>
    </style:style>
    <style:style style:name="P5" style:family="paragraph">
      <loext:graphic-properties draw:fill="none" draw:fill-color="#ffffff"/>
      <style:text-properties style:font-name="Helvetica Neue"/>
    </style:style>
    <style:style style:name="P6" style:family="paragraph">
      <loext:graphic-properties draw:fill="none" draw:fill-color="#ffffff"/>
      <style:text-properties style:font-name="Helvetica Neue" fo:font-size="15pt" style:font-size-asian="15pt" style:font-size-complex="15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none" draw:fill-color="#ffffff"/>
      <style:text-properties style:font-name="Helvetica Neue" fo:font-size="16pt" style:font-size-asian="16pt" style:font-size-complex="16pt"/>
    </style:style>
    <style:style style:name="T1" style:family="text">
      <style:text-properties style:font-name="Helvetica Neue" fo:font-size="10pt" style:font-size-asian="10pt" style:font-size-complex="10pt"/>
    </style:style>
    <style:style style:name="T2" style:family="text">
      <style:text-properties style:font-name="Helvetica Neue" fo:font-size="14pt" style:font-size-asian="10pt" style:font-size-complex="10pt"/>
    </style:style>
    <style:style style:name="T3" style:family="text">
      <style:text-properties style:font-name="Helvetica Neue"/>
    </style:style>
    <style:style style:name="T4" style:family="text">
      <style:text-properties style:font-name="Helvetica Neue" fo:font-size="15pt" style:font-size-asian="15pt" style:font-size-complex="15pt"/>
    </style:style>
    <style:style style:name="T5" style:family="text">
      <style:text-properties style:font-name="Helvetica Neue" fo:font-size="16pt" style:font-size-asian="16pt" style:font-size-complex="16pt"/>
    </style:style>
    <style:style style:name="T6" style:family="text">
      <style:text-properties style:text-position="-33% 58%" style:font-name="Helvetica Neue" fo:font-size="16pt" style:font-size-asian="16pt" style:font-size-complex="16pt"/>
    </style:style>
    <style:style style:name="T7" style:family="text">
      <style:text-properties style:text-position="-33% 58%" style:font-name="Helvetica Neue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26cm" svg:height="10.578cm" svg:x="6.157cm" svg:y="1.0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43cm" svg:y1="4.447cm" svg:x2="3.362cm" svg:y2="4.447cm">
          <text:p/>
        </draw:line>
        <draw:custom-shape draw:style-name="gr3" draw:text-style-name="P1" draw:layer="layout" svg:width="3.239cm" svg:height="3.281cm" draw:transform="rotate (-1.5683528658421) translate (16.137cm 4.6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0.296cm" svg:height="0.666cm" svg:x="12.919cm" svg:y="5.066cm">
          <draw:text-box>
            <text:p><text:span text:style-name="T1">+</text:span></text:p>
          </draw:text-box>
        </draw:frame>
        <draw:frame draw:style-name="gr5" draw:text-style-name="P4" draw:layer="layout" svg:width="0.296cm" svg:height="0.831cm" svg:x="13.004cm" svg:y="6.862cm">
          <draw:text-box>
            <text:p><text:span text:style-name="T2">-</text:span></text:p>
          </draw:text-box>
        </draw:frame>
        <draw:frame draw:style-name="gr6" draw:text-style-name="P5" draw:layer="layout" svg:width="2.106cm" svg:height="1.025cm" svg:x="13.02cm" svg:y="5.816cm">
          <draw:text-box>
            <text:p><text:span text:style-name="T3">o</text:span><text:span text:style-name="T3">p</text:span><text:span text:style-name="T3">m</text:span></text:p>
          </draw:text-box>
        </draw:frame>
        <draw:frame draw:style-name="gr7" draw:text-style-name="P6" draw:layer="layout" svg:width="2.339cm" svg:height="0.948cm" svg:x="21.211cm" svg:y="9.55cm">
          <draw:text-box>
            <text:p><text:span text:style-name="T4">E</text:span><text:span text:style-name="T4">S</text:span><text:span text:style-name="T4">P</text:span><text:span text:style-name="T4">3</text:span><text:span text:style-name="T4">2</text:span></text:p>
          </draw:text-box>
        </draw:frame>
        <draw:line draw:style-name="gr8" draw:text-style-name="P2" draw:layer="layout" svg:x1="14.284cm" svg:y1="5.397cm" svg:x2="17.978cm" svg:y2="5.397cm">
          <text:p/>
        </draw:line>
        <draw:line draw:style-name="gr8" draw:text-style-name="P2" draw:layer="layout" svg:x1="14.2cm" svg:y1="7.276cm" svg:x2="16.936cm" svg:y2="7.276cm">
          <text:p/>
        </draw:line>
        <draw:frame draw:style-name="gr5" draw:text-style-name="P4" draw:layer="layout" svg:width="0.296cm" svg:height="0.831cm" svg:x="13.872cm" svg:y="5.066cm">
          <draw:text-box>
            <text:p><text:span text:style-name="T2">-</text:span></text:p>
          </draw:text-box>
        </draw:frame>
        <draw:frame draw:style-name="gr4" draw:text-style-name="P3" draw:layer="layout" svg:width="0.296cm" svg:height="0.666cm" svg:x="13.788cm" svg:y="6.805cm">
          <draw:text-box>
            <text:p><text:span text:style-name="T1">+</text:span></text:p>
          </draw:text-box>
        </draw:frame>
        <draw:custom-shape draw:style-name="gr9" draw:text-style-name="P7" draw:layer="layout" svg:width="0.455cm" svg:height="0.455cm" svg:x="5.966cm" svg:y="3.65cm">
          <text:p/>
          <draw:enhanced-geometry svg:viewBox="0 0 21600 21600" draw:type="rectangle" draw:enhanced-path="M 0 0 L 21600 0 21600 21600 0 21600 0 0 Z N"/>
        </draw:custom-shape>
        <draw:frame draw:style-name="gr10" draw:text-style-name="P3" draw:layer="layout" svg:width="2.647cm" svg:height="0.673cm" svg:x="3.478cm" svg:y="4.73cm">
          <draw:text-box>
            <text:p><text:span text:style-name="T1">SE</text:span><text:span text:style-name="T1">N</text:span><text:span text:style-name="T1">S</text:span><text:span text:style-name="T1">O</text:span><text:span text:style-name="T1">R_</text:span><text:span text:style-name="T1">V</text:span><text:span text:style-name="T1">P</text:span></text:p>
          </draw:text-box>
        </draw:frame>
        <draw:line draw:style-name="gr11" draw:text-style-name="P8" draw:layer="layout" svg:x1="2.639cm" svg:y1="4.74cm" svg:x2="3.358cm" svg:y2="4.74cm">
          <text:p/>
        </draw:line>
        <draw:custom-shape draw:style-name="gr9" draw:text-style-name="P7" draw:layer="layout" svg:width="0.455cm" svg:height="0.455cm" svg:x="5.966cm" svg:y="5.03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55cm" svg:height="0.455cm" svg:x="5.955cm" svg:y="7.3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0.455cm" svg:height="0.455cm" svg:x="5.966cm" svg:y="8.762cm">
          <text:p/>
          <draw:enhanced-geometry svg:viewBox="0 0 21600 21600" draw:type="rectangle" draw:enhanced-path="M 0 0 L 21600 0 21600 21600 0 21600 0 0 Z N"/>
        </draw:custom-shape>
        <draw:polyline draw:style-name="gr12" draw:text-style-name="P2" draw:layer="layout" svg:width="3.163cm" svg:height="0.57cm" svg:x="3.003cm" svg:y="3.873cm" svg:viewBox="0 0 3164 571" draw:points="0,571 0,0 3164,0">
          <text:p/>
        </draw:polyline>
        <draw:line draw:style-name="gr13" draw:text-style-name="P2" draw:layer="layout" svg:x1="6.109cm" svg:y1="5.27cm" svg:x2="1.892cm" svg:y2="5.27cm">
          <text:p/>
        </draw:line>
        <draw:line draw:style-name="gr13" draw:text-style-name="P2" draw:layer="layout" svg:x1="3.002cm" svg:y1="4.74cm" svg:x2="3.002cm" svg:y2="5.248cm">
          <text:p/>
        </draw:line>
        <draw:custom-shape draw:style-name="gr14" draw:text-style-name="P7" draw:layer="layout" svg:width="0.159cm" svg:height="0.159cm" svg:x="2.917cm" svg:y="5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.665cm" svg:y1="8.4cm" svg:x2="3.384cm" svg:y2="8.4cm">
          <text:p/>
        </draw:line>
        <draw:line draw:style-name="gr15" draw:text-style-name="P8" draw:layer="layout" svg:x1="2.661cm" svg:y1="8.107cm" svg:x2="3.38cm" svg:y2="8.107cm">
          <text:p/>
        </draw:line>
        <draw:polyline draw:style-name="gr12" draw:text-style-name="P2" draw:layer="layout" svg:width="3.163cm" svg:height="0.57cm" svg:x="3.046cm" svg:y="8.403cm" svg:viewBox="0 0 3164 571" draw:points="0,0 0,571 3164,571">
          <text:p/>
        </draw:polyline>
        <draw:line draw:style-name="gr13" draw:text-style-name="P2" draw:layer="layout" svg:x1="6.136cm" svg:y1="7.577cm" svg:x2="1.871cm" svg:y2="7.577cm">
          <text:p/>
        </draw:line>
        <draw:line draw:style-name="gr13" draw:text-style-name="P2" draw:layer="layout" svg:x1="3.024cm" svg:y1="8.107cm" svg:x2="3.024cm" svg:y2="7.599cm">
          <text:p/>
        </draw:line>
        <draw:custom-shape draw:style-name="gr14" draw:text-style-name="P7" draw:layer="layout" svg:width="0.159cm" svg:height="0.159cm" svg:x="2.939cm" svg:y="7.484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9" draw:layer="layout" svg:width="0.265cm" svg:height="0.265cm" svg:x="6.897cm" svg:y="5.8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65cm" svg:height="0.265cm" svg:x="6.897cm" svg:y="6.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6.919cm" svg:y1="6.064cm" svg:x2="6.601cm" svg:y2="6.826cm">
            <text:p/>
          </draw:line>
        </draw:g>
        <draw:line draw:style-name="gr17" draw:text-style-name="P9" draw:layer="layout" svg:x1="6.188cm" svg:y1="5.28cm" svg:x2="8.125cm" svg:y2="5.28cm">
          <text:p/>
        </draw:line>
        <draw:line draw:style-name="gr17" draw:text-style-name="P9" draw:layer="layout" svg:x1="6.188cm" svg:y1="7.576cm" svg:x2="7.025cm" svg:y2="7.577cm">
          <text:p/>
        </draw:line>
        <draw:line draw:style-name="gr17" draw:text-style-name="P9" draw:layer="layout" svg:x1="7.035cm" svg:y1="5.831cm" svg:x2="7.035cm" svg:y2="5.27cm">
          <text:p/>
        </draw:line>
        <draw:line draw:style-name="gr17" draw:text-style-name="P9" draw:layer="layout" svg:x1="7.037cm" svg:y1="7.016cm" svg:x2="7.037cm" svg:y2="7.566cm">
          <text:p/>
        </draw:line>
        <draw:polyline draw:style-name="gr17" draw:text-style-name="P9" draw:layer="layout" svg:width="6.635cm" svg:height="1.639cm" svg:x="6.22cm" svg:y="7.323cm" svg:viewBox="0 0 6636 1640" draw:points="0,1640 5619,1640 5619,0 6636,0">
          <text:p/>
        </draw:polyline>
        <draw:polyline draw:style-name="gr17" draw:text-style-name="P9" draw:layer="layout" svg:width="6.635cm" svg:height="1.566cm" svg:x="6.22cm" svg:y="3.883cm" svg:viewBox="0 0 6636 1567" draw:points="0,0 5619,0 5619,1567 6636,1567">
          <text:p/>
        </draw:polyline>
        <draw:line draw:style-name="gr2" draw:text-style-name="P2" draw:layer="layout" svg:x1="13.964cm" svg:y1="3.549cm" svg:x2="13.964cm" svg:y2="4.268cm">
          <text:p/>
        </draw:line>
        <draw:line draw:style-name="gr18" draw:text-style-name="P8" draw:layer="layout" svg:x1="13.671cm" svg:y1="3.545cm" svg:x2="13.671cm" svg:y2="4.264cm">
          <text:p/>
        </draw:line>
        <draw:line draw:style-name="gr13" draw:text-style-name="P2" draw:layer="layout" svg:x1="13.671cm" svg:y1="3.908cm" svg:x2="11.841cm" svg:y2="3.908cm">
          <text:p/>
        </draw:line>
        <draw:custom-shape draw:style-name="gr14" draw:text-style-name="P7" draw:layer="layout" svg:width="0.159cm" svg:height="0.159cm" draw:transform="rotate (-1.5707963267949) translate (11.916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9" draw:layer="layout" svg:width="0.265cm" svg:height="0.265cm" draw:transform="rotate (-1.5707963267949) translate (13.504cm 2.83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65cm" svg:height="0.265cm" draw:transform="rotate (-1.5707963267949) translate (14.403cm 2.835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13.491cm" svg:y1="2.857cm" svg:x2="14.253cm" svg:y2="2.539cm">
            <text:p/>
          </draw:line>
        </draw:g>
        <draw:polyline draw:style-name="gr17" draw:text-style-name="P9" draw:layer="layout" svg:width="1.692cm" svg:height="1.533cm" svg:x="13.978cm" svg:y="3.894cm" svg:viewBox="0 0 1693 1534" draw:points="0,0 1693,0 1693,1534">
          <text:p/>
        </draw:polyline>
        <draw:polyline draw:style-name="gr17" draw:text-style-name="P9" draw:layer="layout" svg:width="1.406cm" svg:height="0.972cm" svg:x="11.84cm" svg:y="2.984cm" svg:viewBox="0 0 1407 973" draw:points="1407,0 0,0 0,973">
          <text:p/>
        </draw:polyline>
        <draw:polyline draw:style-name="gr17" draw:text-style-name="P9" draw:layer="layout" svg:width="1.216cm" svg:height="0.92cm" svg:x="14.443cm" svg:y="2.941cm" svg:viewBox="0 0 1217 921" draw:points="0,0 1217,0 1217,921">
          <text:p/>
        </draw:polyline>
        <draw:custom-shape draw:style-name="gr14" draw:text-style-name="P7" draw:layer="layout" svg:width="0.159cm" svg:height="0.159cm" draw:transform="rotate (-1.5707963267949) translate (15.735cm 3.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2" draw:layer="layout" svg:x1="13.964cm" svg:y1="9.297cm" svg:x2="13.964cm" svg:y2="8.578cm">
          <text:p/>
        </draw:line>
        <draw:line draw:style-name="gr2" draw:text-style-name="P2" draw:layer="layout" svg:x1="13.964cm" svg:y1="9.297cm" svg:x2="13.964cm" svg:y2="8.578cm">
          <text:p/>
        </draw:line>
        <draw:line draw:style-name="gr19" draw:text-style-name="P8" draw:layer="layout" svg:x1="13.671cm" svg:y1="9.301cm" svg:x2="13.671cm" svg:y2="8.582cm">
          <text:p/>
        </draw:line>
        <draw:line draw:style-name="gr13" draw:text-style-name="P2" draw:layer="layout" svg:x1="13.671cm" svg:y1="8.938cm" svg:x2="11.841cm" svg:y2="8.938cm">
          <text:p/>
        </draw:line>
        <draw:custom-shape draw:style-name="gr14" draw:text-style-name="P7" draw:layer="layout" svg:width="0.159cm" svg:height="0.159cm" draw:transform="rotate (-1.5707963267949) translate (11.916cm 8.85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6" draw:text-style-name="P9" draw:layer="layout" svg:width="0.265cm" svg:height="0.265cm" draw:transform="rotate (-1.5707963267949) translate (13.504cm 9.72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65cm" svg:height="0.265cm" draw:transform="rotate (-1.5707963267949) translate (14.403cm 9.72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13.491cm" svg:y1="9.989cm" svg:x2="14.253cm" svg:y2="10.307cm">
            <text:p/>
          </draw:line>
        </draw:g>
        <draw:polyline draw:style-name="gr17" draw:text-style-name="P9" draw:layer="layout" svg:width="1.692cm" svg:height="1.681cm" svg:x="13.978cm" svg:y="7.27cm" svg:viewBox="0 0 1693 1682" draw:points="0,1682 1693,1682 1693,0">
          <text:p/>
        </draw:polyline>
        <draw:polyline draw:style-name="gr17" draw:text-style-name="P9" draw:layer="layout" svg:width="1.406cm" svg:height="0.972cm" svg:x="11.84cm" svg:y="8.889cm" svg:viewBox="0 0 1407 973" draw:points="1407,973 0,973 0,0">
          <text:p/>
        </draw:polyline>
        <draw:polyline draw:style-name="gr17" draw:text-style-name="P9" draw:layer="layout" svg:width="1.216cm" svg:height="0.92cm" svg:x="14.443cm" svg:y="8.984cm" svg:viewBox="0 0 1217 921" draw:points="0,921 1217,921 1217,0">
          <text:p/>
        </draw:polyline>
        <draw:custom-shape draw:style-name="gr14" draw:text-style-name="P7" draw:layer="layout" svg:width="0.159cm" svg:height="0.159cm" draw:transform="rotate (-1.5707963267949) translate (15.735cm 8.858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59cm" svg:height="0.159cm" draw:transform="rotate (-1.5707963267949) translate (15.735cm 7.187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7" draw:layer="layout" svg:width="0.159cm" svg:height="0.159cm" draw:transform="rotate (-1.5707963267949) translate (15.735cm 5.293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647cm" svg:height="0.673cm" svg:x="3.342cm" svg:y="7.069cm">
          <draw:text-box>
            <text:p><text:span text:style-name="T1">SENSOR_VN</text:span></text:p>
          </draw:text-box>
        </draw:frame>
        <draw:frame draw:style-name="gr10" draw:text-style-name="P3" draw:layer="layout" svg:width="3.09cm" svg:height="0.673cm" svg:x="3.014cm" svg:y="3.348cm">
          <draw:text-box>
            <text:p><text:span text:style-name="T1">SENSOR_CAPP</text:span></text:p>
          </draw:text-box>
        </draw:frame>
        <draw:frame draw:style-name="gr20" draw:text-style-name="P3" draw:layer="layout" svg:width="3.766cm" svg:height="0.662cm" svg:x="3.068cm" svg:y="8.413cm">
          <draw:text-box>
            <text:p><text:span text:style-name="T1">S</text:span><text:span text:style-name="T1">E</text:span><text:span text:style-name="T1">N</text:span><text:span text:style-name="T1">S</text:span><text:span text:style-name="T1">O</text:span><text:span text:style-name="T1">R</text:span><text:span text:style-name="T1">_</text:span><text:span text:style-name="T1">C</text:span><text:span text:style-name="T1">A</text:span><text:span text:style-name="T1">P</text:span><text:span text:style-name="T1">N</text:span></text:p>
          </draw:text-box>
        </draw:frame>
        <draw:custom-shape draw:style-name="gr21" draw:text-style-name="P9" draw:layer="layout" svg:width="4.459cm" svg:height="2.036cm" draw:transform="rotate (1.5707963267949) translate (19.979cm 7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2" draw:text-style-name="P5" draw:layer="layout" svg:width="2.667cm" svg:height="0.988cm" svg:x="19.894cm" svg:y="4.975cm">
          <draw:text-box>
            <text:p><text:span text:style-name="T3">A</text:span><text:span text:style-name="T3">D</text:span><text:span text:style-name="T3">C</text:span><text:span text:style-name="T3">1</text:span></text:p>
          </draw:text-box>
        </draw:frame>
        <draw:g>
          <draw:custom-shape draw:style-name="gr16" draw:text-style-name="P9" draw:layer="layout" svg:width="0.265cm" svg:height="0.265cm" draw:transform="rotate (-1.5707963267949) translate (18.171cm 5.2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65cm" svg:height="0.265cm" draw:transform="rotate (-1.5707963267949) translate (19.07cm 5.238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18.158cm" svg:y1="5.26cm" svg:x2="18.92cm" svg:y2="4.942cm">
            <text:p/>
          </draw:line>
        </draw:g>
        <draw:line draw:style-name="gr17" draw:text-style-name="P9" draw:layer="layout" svg:x1="19.1cm" svg:y1="5.376cm" svg:x2="19.947cm" svg:y2="5.376cm">
          <text:p/>
        </draw:line>
        <draw:line draw:style-name="gr23" draw:text-style-name="P9" draw:layer="layout" svg:x1="22.041cm" svg:y1="5.379cm" svg:x2="23.556cm" svg:y2="5.354cm">
          <text:p/>
        </draw:line>
        <draw:custom-shape draw:style-name="gr16" draw:text-style-name="P9" draw:layer="layout" svg:width="0.296cm" svg:height="0.296cm" svg:x="1.583cm" svg:y="5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296cm" svg:height="0.296cm" svg:x="1.583cm" svg:y="7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3" draw:layer="layout" svg:width="0.921cm" svg:height="0.716cm" svg:x="0.947cm" svg:y="4.889cm">
          <draw:text-box>
            <text:p><text:span text:style-name="T1">+</text:span></text:p>
          </draw:text-box>
        </draw:frame>
        <draw:frame draw:style-name="gr25" draw:text-style-name="P4" draw:layer="layout" svg:width="0.921cm" svg:height="0.881cm" svg:x="0.947cm" svg:y="7.064cm">
          <draw:text-box>
            <text:p><text:span text:style-name="T2">-</text:span></text:p>
          </draw:text-box>
        </draw:frame>
        <draw:frame draw:style-name="gr26" draw:text-style-name="P10" draw:layer="layout" svg:width="1.895cm" svg:height="1.033cm" svg:x="22.237cm" svg:y="4.237cm">
          <draw:text-box>
            <text:p><text:span text:style-name="T5">D</text:span><text:span text:style-name="T6">out</text:span></text:p>
          </draw:text-box>
        </draw:frame>
        <draw:frame draw:style-name="gr27" draw:text-style-name="P3" draw:layer="layout" svg:width="2.647cm" svg:height="0.684cm" svg:x="15.65cm" svg:y="4.772cm">
          <draw:text-box>
            <text:p><text:span text:style-name="T1">a</text:span><text:span text:style-name="T1">m</text:span><text:span text:style-name="T1">p</text:span><text:span text:style-name="T1">_</text:span><text:span text:style-name="T1">o</text:span></text:p>
          </draw:text-box>
        </draw:frame>
        <draw:frame draw:style-name="gr28" draw:text-style-name="P3" draw:layer="layout" svg:width="2.647cm" svg:height="0.695cm" svg:x="17.355cm" svg:y="4.338cm">
          <draw:text-box>
            <text:p><text:span text:style-name="T1">e</text:span><text:span text:style-name="T1">n</text:span><text:span text:style-name="T1">_</text:span><text:span text:style-name="T1">s</text:span><text:span text:style-name="T1">a</text:span><text:span text:style-name="T1">r</text:span><text:span text:style-name="T1">_</text:span><text:span text:style-name="T1">a</text:span><text:span text:style-name="T1">m</text:span><text:span text:style-name="T1">p</text:span></text:p>
          </draw:text-box>
        </draw:frame>
        <draw:frame draw:style-name="gr28" draw:text-style-name="P3" draw:layer="layout" svg:width="2.647cm" svg:height="0.695cm" svg:x="12.732cm" svg:y="1.782cm">
          <draw:text-box>
            <text:p><text:span text:style-name="T1">amp_rst_f</text:span><text:span text:style-name="T1">b</text:span></text:p>
          </draw:text-box>
        </draw:frame>
        <draw:frame draw:style-name="gr28" draw:text-style-name="P3" draw:layer="layout" svg:width="2.647cm" svg:height="0.695cm" svg:x="12.563cm" svg:y="10.326cm">
          <draw:text-box>
            <text:p><text:span text:style-name="T1">amp_rst_fb</text:span></text:p>
          </draw:text-box>
        </draw:frame>
        <draw:frame draw:style-name="gr20" draw:text-style-name="P3" draw:layer="layout" svg:width="3.26cm" svg:height="0.662cm" svg:x="6.976cm" svg:y="6.084cm">
          <draw:text-box>
            <text:p><text:span text:style-name="T1">amp_short_ref</text:span></text:p>
          </draw:text-box>
        </draw:frame>
        <draw:frame draw:style-name="gr29" draw:text-style-name="P6" draw:layer="layout" svg:width="0.794cm" svg:height="0.869cm" svg:x="1.754cm" svg:y="4.116cm">
          <draw:text-box>
            <text:p><text:span text:style-name="T4">C</text:span></text:p>
          </draw:text-box>
        </draw:frame>
        <draw:frame draw:style-name="gr29" draw:text-style-name="P6" draw:layer="layout" svg:width="0.793cm" svg:height="0.869cm" svg:x="1.786cm" svg:y="7.852cm">
          <draw:text-box>
            <text:p><text:span text:style-name="T4">C</text:span></text:p>
          </draw:text-box>
        </draw:frame>
        <draw:frame draw:style-name="gr7" draw:text-style-name="P6" draw:layer="layout" svg:width="1.375cm" svg:height="0.987cm" svg:x="0.973cm" svg:y="5.952cm">
          <draw:text-box>
            <text:p><text:span text:style-name="T4">V</text:span><text:span text:style-name="T7">in</text:span></text:p>
          </draw:text-box>
        </draw:frame>
        <draw:g>
          <draw:custom-shape draw:style-name="gr16" draw:text-style-name="P9" draw:layer="layout" svg:width="0.255cm" svg:height="0.255cm" draw:transform="skewX (0.00383972435438752) rotate (-1.56782926706651) translate (8.401cm 5.144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55cm" svg:height="0.255cm" draw:transform="skewX (0.00383972435438752) rotate (-1.56782926706651) translate (9.267cm 5.15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8.372cm" svg:y1="5.167cm" svg:x2="9.108cm" svg:y2="4.865cm">
            <text:p/>
          </draw:line>
        </draw:g>
        <draw:line draw:style-name="gr17" draw:text-style-name="P9" draw:layer="layout" svg:x1="9.289cm" svg:y1="5.28cm" svg:x2="10.464cm" svg:y2="5.28cm">
          <text:p/>
        </draw:line>
        <draw:line draw:style-name="gr17" draw:text-style-name="P9" draw:layer="layout" svg:x1="7.024cm" svg:y1="7.577cm" svg:x2="8.104cm" svg:y2="7.566cm">
          <text:p/>
        </draw:line>
        <draw:line draw:style-name="gr17" draw:text-style-name="P9" draw:layer="layout" svg:x1="10.454cm" svg:y1="5.259cm" svg:x2="10.463cm" svg:y2="7.555cm">
          <text:p/>
        </draw:line>
        <draw:line draw:style-name="gr17" draw:text-style-name="P9" draw:layer="layout" svg:x1="10.464cm" svg:y1="7.524cm" svg:x2="10.464cm" svg:y2="8.074cm">
          <text:p/>
        </draw:line>
        <draw:line draw:style-name="gr17" draw:text-style-name="P9" draw:layer="layout" svg:x1="10.146cm" svg:y1="8.085cm" svg:x2="10.76cm" svg:y2="8.085cm">
          <text:p/>
        </draw:line>
        <draw:line draw:style-name="gr17" draw:text-style-name="P9" draw:layer="layout" svg:x1="10.262cm" svg:y1="8.201cm" svg:x2="10.643cm" svg:y2="8.201cm">
          <text:p/>
        </draw:line>
        <draw:line draw:style-name="gr17" draw:text-style-name="P9" draw:layer="layout" svg:x1="10.368cm" svg:y1="8.318cm" svg:x2="10.569cm" svg:y2="8.318cm">
          <text:p/>
        </draw:line>
        <draw:frame draw:style-name="gr20" draw:text-style-name="P3" draw:layer="layout" svg:width="4.658cm" svg:height="0.662cm" svg:x="6.639cm" svg:y="4.296cm">
          <draw:text-box draw:corner-radius="3.324cm">
            <text:p><text:span text:style-name="T1">amp_s</text:span><text:span text:style-name="T1">hort_r</text:span><text:span text:style-name="T1">ef_gn</text:span><text:span text:style-name="T1">d</text:span></text:p>
          </draw:text-box>
        </draw:frame>
        <draw:g>
          <draw:custom-shape draw:style-name="gr16" draw:text-style-name="P9" draw:layer="layout" svg:width="0.255cm" svg:height="0.255cm" draw:transform="skewX (0.00383972435438752) rotate (-1.56782926706651) translate (8.38cm 7.43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9" draw:layer="layout" svg:width="0.255cm" svg:height="0.255cm" draw:transform="skewX (0.00383972435438752) rotate (-1.56782926706651) translate (9.246cm 7.436cm)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7" draw:text-style-name="P9" draw:layer="layout" svg:x1="8.351cm" svg:y1="7.453cm" svg:x2="9.087cm" svg:y2="7.151cm">
            <text:p/>
          </draw:line>
        </draw:g>
        <draw:line draw:style-name="gr17" draw:text-style-name="P9" draw:layer="layout" svg:x1="9.258cm" svg:y1="7.566cm" svg:x2="10.454cm" svg:y2="7.566cm">
          <text:p/>
        </draw:line>
        <draw:frame draw:style-name="gr20" draw:text-style-name="P3" draw:layer="layout" svg:width="4.319cm" svg:height="0.662cm" svg:x="6.406cm" svg:y="7.618cm">
          <draw:text-box draw:corner-radius="3.324cm">
            <text:p><text:span text:style-name="T1">a</text:span><text:span text:style-name="T1">m</text:span><text:span text:style-name="T1">p</text:span><text:span text:style-name="T1">_</text:span><text:span text:style-name="T1">s</text:span><text:span text:style-name="T1">h</text:span><text:span text:style-name="T1">o</text:span><text:span text:style-name="T1">r</text:span><text:span text:style-name="T1">t</text:span><text:span text:style-name="T1">_</text:span><text:span text:style-name="T1">r</text:span><text:span text:style-name="T1">e</text:span><text:span text:style-name="T1">f</text:span><text:span text:style-name="T1">_</text:span><text:span text:style-name="T1">g</text:span><text:span text:style-name="T1">n</text:span><text:span text:style-name="T1">d</text:span></text:p>
          </draw:text-box>
        </draw:frame>
        <draw:custom-shape draw:style-name="gr30" draw:text-style-name="P7" draw:layer="layout" svg:width="0.159cm" svg:height="0.159cm" draw:transform="rotate (-1.5707963267949) translate (7.12cm 7.47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0.159cm" svg:height="0.159cm" draw:transform="rotate (-1.5707963267949) translate (7.11cm 5.199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0.159cm" svg:height="0.159cm" draw:transform="rotate (-1.5707963267949) translate (10.521cm 7.474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6" draw:layer="layout" svg:width="1.45cm" svg:height="0.987cm" svg:x="13.906cm" svg:y="4.05cm">
          <draw:text-box>
            <text:p><text:span text:style-name="T4">C</text:span><text:span text:style-name="T7">i</text:span><text:span text:style-name="T7">n</text:span></text:p>
          </draw:text-box>
        </draw:frame>
        <draw:frame draw:style-name="gr31" draw:text-style-name="P6" draw:layer="layout" svg:width="1.45cm" svg:height="0.987cm" svg:x="13.948cm" svg:y="7.913cm">
          <draw:text-box>
            <text:p><text:span text:style-name="T4">C</text:span><text:span text:style-name="T7">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508cm" fo:margin-bottom="0.508cm" fo:margin-left="0.508cm" fo:margin-right="0.508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0T15:29:17.743392108</meta:creation-date>
    <dc:date>2019-08-09T05:03:14.814203064</dc:date>
    <meta:editing-duration>PT19H25M31S</meta:editing-duration>
    <meta:editing-cycles>48</meta:editing-cycles>
    <meta:generator>LibreOffice/5.1.6.2$Linux_X86_64 LibreOffice_project/10m0$Build-2</meta:generator>
    <meta:document-statistic meta:object-count="111"/>
  </office:meta>
</office:document-meta>
</file>